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f006" officeooo:paragraph-rsid="0011f006"/>
    </style:style>
    <style:style style:name="P2" style:family="paragraph" style:parent-style-name="Standard" style:list-style-name="L1">
      <style:text-properties officeooo:rsid="0011f006" officeooo:paragraph-rsid="0011f006"/>
    </style:style>
    <style:style style:name="P3" style:family="paragraph" style:parent-style-name="Standard">
      <style:text-properties officeooo:rsid="00139a1e" officeooo:paragraph-rsid="00139a1e"/>
    </style:style>
    <style:style style:name="P4" style:family="paragraph" style:parent-style-name="Standard">
      <style:text-properties officeooo:rsid="001576e5" officeooo:paragraph-rsid="001576e5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none" style:text-line-through-typ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specting Complex ROS systems</text:p>
      <text:p text:style-name="P1"/>
      <text:p text:style-name="P1"/>
      <text:p text:style-name="P1">Subsystems</text:p>
      <text:p text:style-name="P1"/>
      <text:p text:style-name="P1">Topic- asynchronous communication – a publisher continues to publish </text:p>
      <text:p text:style-name="P1">Service- two agents, one sends a question and the other only reply when it receives such as arithmetics.</text:p>
      <text:p text:style-name="P1">Action – a resulting motion we want a robot to do such as moves, cannot receive a response from this.</text:p>
      <text:p text:style-name="P1"/>
      <text:p text:style-name="P1">Scalability</text:p>
      <text:p text:style-name="P1"/>
      <text:p text:style-name="P1">Isolate</text:p>
      <text:p text:style-name="P1"/>
      <text:p text:style-name="P1">uses classes that need to be instantiated </text:p>
      <text:p text:style-name="P1"/>
      <text:p text:style-name="P1">Demos</text:p>
      <text:list xml:id="list3434406728" text:style-name="L1">
        <text:list-item>
          <text:p text:style-name="P2">Subsystem testing</text:p>
        </text:list-item>
        <text:list-item>
          <text:p text:style-name="P2">Dissemination</text:p>
        </text:list-item>
        <text:list-item>
          <text:p text:style-name="P2">Scenario definition</text:p>
        </text:list-item>
      </text:list>
      <text:p text:style-name="P1">Shows the overall system and how components work together, not needed as a test case fo pieces of code that are being tested.</text:p>
      <text:p text:style-name="P1"/>
      <text:p text:style-name="P1">Tools (Linux)</text:p>
      <text:p text:style-name="P1">ssh:Avoif login directly into robot. If robot is not reachable at least from one network, you’re in trouble</text:p>
      <text:p text:style-name="P1"/>
      <text:p text:style-name="P1">When working with a robot we transfer files with code for the robot to run. Everything needs tp be done over netwotk in case you cannot access the robot</text:p>
      <text:p text:style-name="P1">Scp </text:p>
      <text:p text:style-name="P1">rsync</text:p>
      <text:p text:style-name="P1">using commands such as grep to find mentions of particular words.</text:p>
      <text:p text:style-name="P3">Can use emacs/vim etc</text:p>
      <text:p text:style-name="P3"/>
      <text:p text:style-name="P3">Ssh <text:a xlink:type="simple" xlink:href="mailto:thorald@thorvald-008" text:style-name="Internet_20_link" text:visited-style-name="Visited_20_Internet_20_Link">thorald@thorvald-008</text:a> -t emacs</text:p>
      <text:p text:style-name="P3"/>
      <text:p text:style-name="P3">TMUX – better terminal to use on linux that has a bunch of cool capabilities</text:p>
      <text:p text:style-name="P3">ssh <text:span text:style-name="T1">X </text:span><text:a xlink:type="simple" xlink:href="mailto:thorvald@thorvald008" text:style-name="Internet_20_link" text:visited-style-name="Visited_20_Internet_20_Link"><text:span text:style-name="T1">thorvald@thorvald</text:span></text:a><text:a xlink:type="simple" xlink:href="mailto:thorvald@thorvald008" text:style-name="Internet_20_link" text:visited-style-name="Visited_20_Internet_20_Link"><text:span text:style-name="T2">008</text:span></text:a><text:span text:style-name="T2"> </text:span><text:span text:style-name="T1">t tmux new</text:span><text:span text:style-name="T2">session -s robot5</text:span></text:p>
      <text:p text:style-name="P3"><text:span text:style-name="T2"/></text:p>
      <text:p text:style-name="P3"><text:span text:style-name="T2">TMULE offers the ability to write in a YAML file all the notes that you want to launch and distinguish between pains and windows and allows the launching of individual panes or windows.</text:span></text:p>
      <text:p text:style-name="P3"><text:span text:style-name="T2"/></text:p>
      <text:p text:style-name="P3"><text:span text:style-name="T2"/></text:p>
      <text:p text:style-name="P4"><text:span text:style-name="T2">Architecture design (ROS):Launch files</text:span></text:p>
      <text:p text:style-name="P4"><text:span text:style-name="T2">each launch files can communicate and parse arguments to each other and allow the launching of different components such as a simulation and a robot which have separate launch fi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2T13:01:46.436329249</meta:creation-date>
    <dc:date>2021-11-02T15:55:49.393975195</dc:date>
    <meta:editing-duration>PT2H32M4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6" meta:word-count="250" meta:character-count="1493" meta:non-whitespace-character-count="1266"/>
  </office:meta>
</office:document-meta>
</file>